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Standard">
      <style:text-properties officeooo:rsid="00149d11" officeooo:paragraph-rsid="00149d11"/>
    </style:style>
    <style:style style:name="P2" style:family="paragraph" style:parent-style-name="Standard">
      <style:text-properties officeooo:rsid="00157641" officeooo:paragraph-rsid="00149d11"/>
    </style:style>
    <style:style style:name="P3" style:family="paragraph" style:parent-style-name="Standard">
      <style:text-properties style:font-name="sans-serif" fo:font-size="9.75pt" officeooo:rsid="00157641" officeooo:paragraph-rsid="001ad4bf"/>
    </style:style>
    <style:style style:name="P4" style:family="paragraph" style:parent-style-name="Standard">
      <style:text-properties style:font-name="sans-serif" fo:font-size="9.75pt" officeooo:rsid="00157641" officeooo:paragraph-rsid="0020ebc2"/>
    </style:style>
    <style:style style:name="P5" style:family="paragraph" style:parent-style-name="Standard">
      <style:text-properties style:font-name="sans-serif" fo:font-size="9.75pt" officeooo:rsid="001e1f8b" officeooo:paragraph-rsid="0020ebc2"/>
    </style:style>
    <style:style style:name="P6" style:family="paragraph" style:parent-style-name="Standard">
      <style:text-properties style:font-name="sans-serif" fo:font-size="9.75pt" officeooo:rsid="001f1219" officeooo:paragraph-rsid="0020ebc2"/>
    </style:style>
    <style:style style:name="P7" style:family="paragraph" style:parent-style-name="Standard">
      <style:text-properties style:font-name="sans-serif" fo:font-size="9.75pt" officeooo:rsid="001f8bdc" officeooo:paragraph-rsid="0020ebc2"/>
    </style:style>
    <style:style style:name="P8" style:family="paragraph" style:parent-style-name="Standard">
      <style:text-properties style:font-name="sans-serif" fo:font-size="9.75pt" officeooo:rsid="0020ebc2" officeooo:paragraph-rsid="0020ebc2"/>
    </style:style>
    <style:style style:name="P9" style:family="paragraph" style:parent-style-name="Standard">
      <style:text-properties style:font-name="sans-serif" fo:font-size="9.75pt" officeooo:rsid="0020ebc2" officeooo:paragraph-rsid="00254b40"/>
    </style:style>
    <style:style style:name="P10" style:family="paragraph" style:parent-style-name="Standard">
      <style:text-properties style:font-name="sans-serif" fo:font-size="9.75pt" officeooo:rsid="0021f3b4" officeooo:paragraph-rsid="0021f3b4"/>
    </style:style>
    <style:style style:name="P11" style:family="paragraph" style:parent-style-name="Standard">
      <style:text-properties style:font-name="sans-serif" fo:font-size="9.75pt" officeooo:rsid="00254b40" officeooo:paragraph-rsid="00254b40"/>
    </style:style>
    <style:style style:name="P12" style:family="paragraph" style:parent-style-name="Standard">
      <style:text-properties style:font-name="sans-serif" fo:font-size="9.75pt" officeooo:rsid="0026860c" officeooo:paragraph-rsid="002857d8"/>
    </style:style>
    <style:style style:name="P13" style:family="paragraph" style:parent-style-name="Standard">
      <style:text-properties style:font-name="sans-serif" fo:font-size="9.75pt" officeooo:rsid="002857d8" officeooo:paragraph-rsid="002857d8"/>
    </style:style>
    <style:style style:name="P14" style:family="paragraph" style:parent-style-name="Standard">
      <style:text-properties style:font-name="sans-serif" fo:font-size="9.75pt" officeooo:rsid="002857d8" officeooo:paragraph-rsid="002a48f5"/>
    </style:style>
    <style:style style:name="P15" style:family="paragraph" style:parent-style-name="Standard">
      <style:text-properties style:font-name="sans-serif" fo:font-size="9.75pt" officeooo:rsid="002857d8" officeooo:paragraph-rsid="002cadb1"/>
    </style:style>
    <style:style style:name="P16" style:family="paragraph" style:parent-style-name="Standard">
      <style:text-properties style:font-name="sans-serif" fo:font-size="9.75pt" officeooo:rsid="002cadb1" officeooo:paragraph-rsid="002cadb1"/>
    </style:style>
    <style:style style:name="P17" style:family="paragraph" style:parent-style-name="Standard">
      <style:text-properties style:font-name="sans-serif" fo:font-size="9.75pt" officeooo:rsid="002e3260" officeooo:paragraph-rsid="002e3260"/>
    </style:style>
    <style:style style:name="P18" style:family="paragraph" style:parent-style-name="Standard">
      <style:text-properties style:font-name="sans-serif" fo:font-size="9.75pt" officeooo:rsid="002fb8d0" officeooo:paragraph-rsid="002fb8d0"/>
    </style:style>
    <style:style style:name="P19" style:family="paragraph" style:parent-style-name="Standard">
      <style:text-properties style:font-name="sans-serif" fo:font-size="9.75pt" officeooo:rsid="003179ff" officeooo:paragraph-rsid="003179ff"/>
    </style:style>
    <style:style style:name="P20" style:family="paragraph" style:parent-style-name="Standard">
      <style:text-properties style:font-name="sans-serif" fo:font-size="9.75pt" officeooo:rsid="00332707" officeooo:paragraph-rsid="00332707"/>
    </style:style>
    <style:style style:name="P21" style:family="paragraph" style:parent-style-name="Standard">
      <style:text-properties style:font-name="sans-serif" fo:font-size="9.75pt" officeooo:rsid="0035252f" officeooo:paragraph-rsid="0035252f"/>
    </style:style>
    <style:style style:name="P22" style:family="paragraph" style:parent-style-name="Standard">
      <style:text-properties style:font-name="sans-serif" fo:font-size="9.75pt" officeooo:rsid="00368d2c" officeooo:paragraph-rsid="00368d2c"/>
    </style:style>
    <style:style style:name="P23" style:family="paragraph" style:parent-style-name="Standard">
      <style:text-properties style:font-name="sans-serif" fo:font-size="9.75pt" officeooo:rsid="00384c5f" officeooo:paragraph-rsid="00384c5f"/>
    </style:style>
    <style:style style:name="P24" style:family="paragraph" style:parent-style-name="Standard">
      <style:text-properties style:font-name="sans-serif" fo:font-size="9.75pt" officeooo:rsid="003e577f" officeooo:paragraph-rsid="003e577f"/>
    </style:style>
    <style:style style:name="P25" style:family="paragraph" style:parent-style-name="Standard">
      <style:text-properties style:font-name="sans-serif" fo:font-size="9.75pt" officeooo:rsid="003f30fc" officeooo:paragraph-rsid="003f30f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u 1: ALTER TABLE KHACHHANG ADD PRIMARY KEY(MAKH);</text:p>
      <text:p text:style-name="P2"/>
      <text:p text:style-name="P3">1.5.3 Ngôn ngữ truy vấn dữ liệu</text:p>
      <text:p text:style-name="P5">Cau 1: </text:p>
      <text:p text:style-name="P4">SELECT MASP, TENSP FROM SANPHAM WHERE NUOCSX="Trung Quoc";</text:p>
      <text:p text:style-name="P5">Cau 2: </text:p>
      <text:p text:style-name="P5">SELECT MASP, TENSP FROM SANPHAM WHERE DVT="cay" OR DVT="quyen";</text:p>
      <text:p text:style-name="P5">Cau 3: </text:p>
      <text:p text:style-name="P5">SELECT MASP, TENSP FROM SANPHAM WHERE MASP LIKE "B%01";</text:p>
      <text:p text:style-name="P5">Cau 4: </text:p>
      <text:p text:style-name="P5">SELECT MASP, TENSP FROM SANPHAM WHERE NUOCSX="Trung Quoc" AND (GIA BETWEEN 30000 AND 40000);</text:p>
      <text:p text:style-name="P6">Cau 5: </text:p>
      <text:p text:style-name="P6">SELECT MASP, TENSP FROM SANPHAM WHERE (NUOCSX="Trung Quoc" OR NUOCSX="Thai Lan") AND (GIA BETWEEN 30000 AND 40000);</text:p>
      <text:p text:style-name="P6">Cau 6: </text:p>
      <text:p text:style-name="P6">SELECT *FROM HOADON WHERE NGHD = '2011-1-1' OR NGHD ='2011-1-2';</text:p>
      <text:p text:style-name="P6">Cau 7: </text:p>
      <text:p text:style-name="P6">SELECT SOHD, TRIGIA FROM HOADON WHERE NGHD&gt;='2011-01-01' AND NGHD&lt;'2011-02-01' ORDER BY NGHD ASC, TRIGIA DESC;</text:p>
      <text:p text:style-name="P7">CAU 8: </text:p>
      <text:p text:style-name="P7">SELECT KH.MAKH, KH.HOTEN FROM KHACHHANG KH JOIN HOADON HD ON KH.MAKH =HD.MAKH WHERE HD.NGHD='2011-01-01';</text:p>
      <text:p text:style-name="P9">Cau 9: </text:p>
      <text:p text:style-name="P9">SELECT HD.SOHD, HD.TRIGIA FROM HOADON HD JOIN NHANVIEN NV ON HD.MANV = NV.MANV WHERE NV.HOTEN = "Nguyen Van B" AND HD.NGHD &gt;= '2010-10-1' AND HD.NGHD &lt; '2010-11-1';</text:p>
      <text:p text:style-name="P10">Cau 10: </text:p>
      <text:p text:style-name="P8">SELECT SP.MASP, SP.TENSP FROM SANPHAM SP JOIN CTHD CT ON SP.MASP = CT.MASP JOIN HOADON HD ON HD.SOHD = CT.SOHD JOIN KHACHHANG KH ON KH.MAKH = HD.MAKH WHERE KH.HOTEN = 'Nguyen Van A' AND HD.NGHD &gt;= '2010-10-01' AND HD.NGHD &lt; '2010-11-01';</text:p>
      <text:p text:style-name="P8">Cau 11:</text:p>
      <text:p text:style-name="P8">SELECT SOHD FROM CTHD WHERE MASP = "BB01" OR MASP = "BB02";</text:p>
      <text:p text:style-name="P11">Cau 12:</text:p>
      <text:p text:style-name="P11">SELECT SOHD FROM CTHD WHERE (MASP = "BB01" OR MASP = "BB02") AND SL BETWEEN 10 AND 20;</text:p>
      <text:p text:style-name="P11">Cau 13:</text:p>
      <text:p text:style-name="P11">SELECT SOHD FROM CTHD WHERE ( MASP ="BB01" OR MASP ="BB02") AND SL BETWEEN 10 AND 20 GROUP BY SOHD HAVING</text:p>
      <text:p text:style-name="P11">COUNT(MASP) = 2;</text:p>
      <text:p text:style-name="P12">Cau 14: </text:p>
      <text:p text:style-name="P12">SELECT DISTINCT <text:s/>SP.MASP, SP.TENSP FROM SANPHAM SP JOIN CTHD CT ON SP.MASP = CT.MASP JOIN HOADON HD ON HD.SOHD = CT.SOHD WHERE SP.NUOCSX="Trung Quoc" OR HD.SOHD ='2011-01-01';</text:p>
      <text:p text:style-name="P12">Cau 15: </text:p>
      <text:p text:style-name="P12">SELECT MASP, TENSP FROM SANPHAM WHERE MASP NOT IN (SELECT MASP FROM CTHD);</text:p>
      <text:p text:style-name="P12">Cau 16: </text:p>
      <text:p text:style-name="P12">SELECT MASP, TENSP FROM SANPHAM WHERE MASP NOT IN (SELECT MASP FROM HOADON HD JOIN CTHD CT ON CT.SOHD = HD.SOHD WHERE YEAR(HD.NGHD)='2010');</text:p>
      <text:p text:style-name="P12">Cau 17: </text:p>
      <text:p text:style-name="P12">SELECT MASP, TENSP FROM SANPHAM WHERE MASP NOT IN (SELECT MASP FROM HOADON HD JOIN CTHD CT ON CT.SOHD = HD.SOHD WHERE YEAR(HD.NGHD)='2010') AND NUOCSX = "Trung Quoc";</text:p>
      <text:p text:style-name="P13">Cau 18: </text:p>
      <text:p text:style-name="P13">SELECT COUNT(*) FROM HOADON WHERE MAKH IS NULL;</text:p>
      <text:p text:style-name="P13">Cau 19:</text:p>
      <text:p text:style-name="P14">SELECT COUNT(DISTINCT MASP) FROM CTHD WHERE MASP IN (SELECT DISTINCT CT.MASP FROM HOADON HD JOIN CTHD CT ON HD.SOHD = CT.SOHD WHERE YEAR(HD.NGHD)=2010);</text:p>
      <text:p text:style-name="P15">Cau 20: </text:p>
      <text:p text:style-name="P15">SELECT MAX(TRIGIA) AS HDMAX, MIN(TRIGIA) AS HDMIN FROM HOADON;</text:p>
      <text:p text:style-name="P16">Cau 21:</text:p>
      <text:p text:style-name="P16">SELECT AVG(TRIGIA) FROM HOADON WHERE YEAR(NGHD) =2010;</text:p>
      <text:p text:style-name="P16">Cau 22:</text:p>
      <text:p text:style-name="P16"><text:soft-page-break/>SELECT SUM(TRIGIA) FROM HOADON WHERE YEAR(NGHD) =2010;</text:p>
      <text:p text:style-name="P16">Cau 23:</text:p>
      <text:p text:style-name="P16">SELECT MAX(TRIGIA) FROM HOADON WHERE YEAR(NGHD) =2010;</text:p>
      <text:p text:style-name="P16">Cau 24: </text:p>
      <text:p text:style-name="P16">SELECT KH.HOTEN FROM KHACHHANG KH JOIN HOADON HD ON KH.MAKH = HD.MAKH ORDER BY TRIGIA DESC LIMIT 1;</text:p>
      <text:p text:style-name="P17">Cau 25:</text:p>
      <text:p text:style-name="P17">SELECT MAKH, HOTEN FROM KHACHHANG ORDER BY DOANHSO DESC LIMIT 3;</text:p>
      <text:p text:style-name="P17">Cau 26:</text:p>
      <text:p text:style-name="P17">SELECT MASP, TENSP FROM SANPHAM ORDER BY GIA DESC LIMIT 3;</text:p>
      <text:p text:style-name="P17">Cau 27:</text:p>
      <text:p text:style-name="P17">SELECT SP.MASP, SP.TENSP, SP.GIA, T.GIA FROM SANPHAM SP JOIN (SELECT GIA FROM SANPHAM ORDER BY GIA DESC LIMIT 3) AS T ON T.GIA = SP.GIA WHERE SP.NUOCSX = 'Thai Lan';</text:p>
      <text:p text:style-name="P18">Cau 28:</text:p>
      <text:p text:style-name="P18">SELECT SP.MASP, SP.TENSP, SP.GIA, T.GIA FROM SANPHAM SP JOIN (SELECT GIA FROM SANPHAM WHERE NUOCSX='Trung Quoc' ORDER BY GIA DESC LIMIT 3) AS T ON T.GIA = SP.GIA WHERE SP.NUOCSX = 'Trung Quoc';</text:p>
      <text:p text:style-name="P18">Cau 29:</text:p>
      <text:p text:style-name="P18">SELECT HOTEN, DOANHSO FROM KHACHHANG ORDER BY DOANHSO DESC LIMIT 3;</text:p>
      <text:p text:style-name="P18">Cau 30:</text:p>
      <text:p text:style-name="P18">SELECT COUNT(NUOCSX) FROM SANPHAM WHERE NUOCSX='Trung Quoc';</text:p>
      <text:p text:style-name="P19">Cau 31: </text:p>
      <text:p text:style-name="P19">SELECT NUOCSX, COUNT(NUOCSX) AS SOLUONG FROM SANPHAM GROUP BY NUOCSX;</text:p>
      <text:p text:style-name="P19">Cau 32: </text:p>
      <text:p text:style-name="P19">SELECT NUOCSX, MAX(GIA) AS GIACAONHAT, MIN(GIA) AS GIATHAPNHAT, AVG(GIA) AS GIATRUNGBINH FROM SANPHAM GROUP BY NUOCSX;</text:p>
      <text:p text:style-name="P20">Cau 33: </text:p>
      <text:p text:style-name="P20">SELECT NGHD, SUM(TRIGIA) FROM HOADON GROUP BY NGHD ORDER BY NGHD;</text:p>
      <text:p text:style-name="P20">Cau 34:</text:p>
      <text:p text:style-name="P20">SELECT CT.MASP, SP.TENSP, SUM(CT.SL) AS TONGSOLUONG FROM CTHD CT JOIN HOADON HD ON</text:p>
      <text:p text:style-name="P20">CT.SOHD = HD.SOHD JOIN SANPHAM SP ON CT.MASP = SP.MASP WHERE YEAR(HD.NGHD) = 2010 AND MONTH(HD.NGHD) = 10 GROUP BY CT.MASP, SP.TENSP;</text:p>
      <text:p text:style-name="P21">Cau 35:</text:p>
      <text:p text:style-name="P21">SELECT MONTH(NGHD), SUM(TRIGIA) AS DOANHTHU FROM HOADON WHERE YEAR(NGHD) = 2010 GRO</text:p>
      <text:p text:style-name="P21">UP BY MONTH(NGHD);</text:p>
      <text:p text:style-name="P22">Cau 36:</text:p>
      <text:p text:style-name="P22">SELECT SOHD, COUNT(DISTINCT MASP) FROM CTHD GROUP BY SOHD HAVING COUNT(DISTINCT MASP)&gt;=4;</text:p>
      <text:p text:style-name="P23">Cau 37:</text:p>
      <text:p text:style-name="P23">SELECT CT.SOHD, COUNT(DISTINCT CT.MASP) FROM CTHD CT JOIN SANPHAM SP ON SP.MASP = CT.MASP WHERE SP.NUOCSX="Viet Nam" GROUP BY SOHD HAVING COUNT(DISTINCT CT.MASP)&gt;=3;</text:p>
      <text:p text:style-name="P23">Cau 38:</text:p>
      <text:p text:style-name="P23">SELECT HOTEN FROM KHACHHANG KH JOIN (SELECT MAKH, COUNT(MAKH) FROM HOADON GROUP BY MAKH LIMIT 1) AS T ON KH.MAKH = T.MAKH;</text:p>
      <text:p text:style-name="P24">Cau 39:</text:p>
      <text:p text:style-name="P24">SELECT MONTH(NGHD), SUM(TRIGIA) FROM HOADON WHERE YEAR(NGHD) = 2010 GROUP BY MONTH(NGHD) ORDER BY SUM(TRIGIA) DESC LIMIT 1;</text:p>
      <text:p text:style-name="P25">Cau 40:</text:p>
      <text:p text:style-name="P25">SELECT SP.MASP, SP.TENSP FROM SANPHAM SP JOIN <text:s/>(SELECT MASP, SUM(SL) FROM CTHD GROUP BY MASP ORDER BY SUM(SL) LIMIT 1) AS T ON SP.MASP = T.MASP;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1T23:51:54.186820172</meta:creation-date>
    <meta:editing-duration>PT6H16M7S</meta:editing-duration>
    <meta:editing-cycles>9</meta:editing-cycles>
    <meta:generator>LibreOffice/7.3.7.2$Linux_X86_64 LibreOffice_project/30$Build-2</meta:generator>
    <dc:date>2023-07-03T20:05:23.346703661</dc:date>
    <meta:document-statistic meta:table-count="0" meta:image-count="0" meta:object-count="0" meta:page-count="2" meta:paragraph-count="85" meta:word-count="774" meta:character-count="4597" meta:non-whitespace-character-count="3886"/>
  </office:meta>
</office:document-meta>
</file>